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2.1154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/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и ученое звание</text:p>
          </table:table-cell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канд. физ.-мат. наук </text:p>
          </table:table-cell>
          <table:table-cell/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, 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/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д-р физ.-мат. наук </text:p>
          </table:table-cell>
          <table:table-cell/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ич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/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1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канд. хим. наук </text:p>
          </table:table-cell>
          <table:table-cell/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2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Алексеевич</text:p>
          </table:table-cell>
          <table:table-cell table:number-columns-repeated="2"/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3"/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/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,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канд. хим. наук </text:p>
          </table:table-cell>
          <table:table-cell/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office:value-type="string" calcext:value-type="string">
            <text:p>Федоровна</text:p>
          </table:table-cell>
          <table:table-cell table:number-columns-repeated="2"/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2T18:00:09.562742443</dc:date>
    <meta:editing-cycles>4</meta:editing-cycles>
    <meta:editing-duration>PT20M31S</meta:editing-duration>
    <meta:generator>LibreOffice/7.2.4.1$Linux_X86_64 LibreOffice_project/20$Build-1</meta:generator>
    <meta:document-statistic meta:table-count="1" meta:cell-count="82" meta:object-count="0"/>
  </office:meta>
</office:document-meta>
</file>